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65b68" officeooo:paragraph-rsid="00165b68"/>
    </style:style>
    <style:style style:name="P2" style:family="paragraph" style:parent-style-name="Standard">
      <style:paragraph-properties fo:text-align="justify" style:justify-single-word="false"/>
      <style:text-properties style:font-name="arial" officeooo:rsid="0017ceb3" officeooo:paragraph-rsid="0017ceb3"/>
    </style:style>
    <style:style style:name="P3" style:family="paragraph" style:parent-style-name="Standard">
      <style:paragraph-properties fo:text-align="justify" style:justify-single-word="false"/>
      <style:text-properties style:font-name="arial" officeooo:rsid="001c86c7" officeooo:paragraph-rsid="001c86c7"/>
    </style:style>
    <style:style style:name="P4" style:family="paragraph" style:parent-style-name="Standard">
      <style:paragraph-properties fo:text-align="justify" style:justify-single-word="false"/>
      <style:text-properties style:font-name="arial" officeooo:rsid="001c8b14" officeooo:paragraph-rsid="001c8b14"/>
    </style:style>
    <style:style style:name="P5" style:family="paragraph" style:parent-style-name="Standard">
      <style:paragraph-properties fo:text-align="justify" style:justify-single-word="false"/>
      <style:text-properties style:font-name="arial" officeooo:rsid="001d3016" officeooo:paragraph-rsid="001d3016"/>
    </style:style>
    <style:style style:name="P6" style:family="paragraph" style:parent-style-name="Preformatted_20_Text">
      <loext:graphic-properties draw:fill="solid" draw:fill-color="#ffffff" draw:opacity="100%"/>
      <style:paragraph-properties fo:background-color="#ffffff"/>
      <style:text-properties fo:color="#000000"/>
    </style:style>
    <style:style style:name="P7" style:family="paragraph" style:parent-style-name="Preformatted_20_Text">
      <style:paragraph-properties fo:text-align="justify" style:justify-single-word="false"/>
      <style:text-properties fo:color="#000000" officeooo:paragraph-rsid="001d3016"/>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T1" style:family="text">
      <style:text-properties officeooo:rsid="00192ef7"/>
    </style:style>
    <style:style style:name="T2" style:family="text">
      <style:text-properties officeooo:rsid="001cd776"/>
    </style:style>
    <style:style style:name="T3" style:family="text">
      <style:text-properties officeooo:rsid="001ec2a6"/>
    </style:style>
    <style:style style:name="T4" style:family="text">
      <style:text-properties fo:color="#000080" fo:font-weight="bold"/>
    </style:style>
    <style:style style:name="T5" style:family="text">
      <style:text-properties fo:color="#000080" style:font-name="DejaVu Sans Mono" fo:font-size="9pt" fo:font-weight="bold"/>
    </style:style>
    <style:style style:name="T6" style:family="text">
      <style:text-properties fo:color="#000080" style:font-name="DejaVu Sans Mono" fo:font-size="9pt" fo:font-weight="bold" officeooo:rsid="001d3016"/>
    </style:style>
    <style:style style:name="T7" style:family="text">
      <style:text-properties style:font-name="DejaVu Sans Mono" fo:font-size="9pt"/>
    </style:style>
    <style:style style:name="T8" style:family="text">
      <style:text-properties style:font-name="DejaVu Sans Mono" fo:font-size="9pt" fo:font-style="italic"/>
    </style:style>
    <style:style style:name="T9" style:family="text">
      <style:text-properties style:font-name="DejaVu Sans Mono" fo:font-size="9pt" officeooo:rsid="001ffad6"/>
    </style:style>
    <style:style style:name="T10" style:family="text">
      <style:text-properties style:font-name="DejaVu Sans Mono" fo:font-size="9pt" officeooo:rsid="001d3016"/>
    </style:style>
    <style:style style:name="T11" style:family="text">
      <style:text-properties fo:color="#660e7a" style:font-name="DejaVu Sans Mono" fo:font-size="9pt" fo:font-weight="bold"/>
    </style:style>
    <style:style style:name="T12" style:family="text">
      <style:text-properties fo:color="#660e7a" style:font-name="DejaVu Sans Mono" fo:font-size="9pt" fo:font-style="italic"/>
    </style:style>
    <style:style style:name="T13" style:family="text">
      <style:text-properties fo:color="#808000"/>
    </style:style>
    <style:style style:name="T14" style:family="text">
      <style:text-properties fo:color="#808000" style:font-name="DejaVu Sans Mono" fo:font-size="9pt"/>
    </style:style>
    <style:style style:name="T15" style:family="text">
      <style:text-properties fo:color="#0000ff" style:font-name="DejaVu Sans Mono" fo:font-size="9pt"/>
    </style:style>
    <style:style style:name="T16" style:family="text">
      <style:text-properties fo:color="#008000" style:font-name="DejaVu Sans Mono" fo:font-size="9pt" fo:font-weight="bold"/>
    </style:style>
    <style:style style:name="T17" style:family="text">
      <style:text-properties fo:color="#808080" style:font-name="DejaVu Math TeX Gyre" fo:font-size="9pt" fo:font-style="italic"/>
    </style:style>
    <style:style style:name="T18" style:family="text">
      <style:text-properties fo:color="#808080" style:font-name="DejaVu Math TeX Gyre" fo:font-size="9pt" fo:font-style="italic" officeooo:rsid="001ffad6"/>
    </style:style>
    <style:style style:name="T19" style:family="text">
      <style:text-properties fo:color="#808080" style:font-name="DejaVu Sans Mono" fo:font-size="9pt"/>
    </style:style>
    <style:style style:name="T20" style:family="text">
      <style:text-properties fo:color="#808080" style:font-name="DejaVu Sans Mono" fo:font-size="9pt" fo:font-style="italic"/>
    </style:style>
    <style:style style:name="T21" style:family="text">
      <style:text-properties fo:color="#808080" style:font-name="DejaVu Sans Mono" fo:font-size="9pt" fo:font-style="italic" officeooo:rsid="001ffad6"/>
    </style:style>
    <style:style style:name="T22" style:family="text">
      <style:text-properties fo:color="#808080" style:font-name="DejaVu Sans Mono" fo:font-size="9pt" officeooo:rsid="001ffa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 Management</text:p>
      <text:p text:style-name="P2">Khi một ứng dụng được khởi động, hệ thống sẽ tạo ra một thread chính gọi là main thread (thread UI), phụ trách gửi các event và vẽ giao diện. <text:span text:style-name="T1">Cũng vì vậy, chúng ta không thể chạy các tác vụ dài và tốn nhiều tài nguyên trong main thread (để tránh block UI - lỗi ANR). Nên với các task này, ta cần xử lý chúng dưới background thread. Có nhiều cách để xử lý thread trong Android nhưng có 3 phương pháp được sử dụng phổ biến nhất:</text:span></text:p>
      <text:p text:style-name="P2">AsyncTask</text:p>
      <text:p text:style-name="P4">Thường được sử dụng cho các task tương đối ngắn (cỡ vài giây). AsyncTask <text:span text:style-name="T2">sẽ xử lý các task theo thứ tự tuần tự, trừ khi ta gọi executeOnExecutor với ThreadPoolExecutor thì sẽ có thể xử lý song song nhiều Thread (nhưng cách này không được khuyến nghị).</text:span></text:p>
      <text:p text:style-name="P5">Một điểm đáng lưu ý là Android tạo ra AsyncTask để việc xử lý thread trong các trường hợp đơn giản dễ dàng hơn. AsyncTask có thể trực tiếp cập nhật UI trong onPostExecute, thay vì phải chuyển về UI thread như các phương pháp thread khác.</text:p>
      <text:p text:style-name="P5">Để <text:span text:style-name="T3">thực hiện AsyncTask, ta tạo ra một class kế thừa từ AsyncTask, bắt buộc override lại doInBackground (hàm này sẽ phụ trách xử lý các công việc trong background). Ngoài ra có thể override hàm onPreExecute (hàm chuẩn bị trước doInBackground) và onPostExecute (hàm xử lý UI sau doInBackground). Ngoài ra, ba tham số truyền vào AsyncTask tương ứng là tham số đầu vào của doInBackground, onProgressUpdate (cập nhật tiến trình), onPostExecute.</text:span></text:p>
      <text:p text:style-name="P7"><text:span text:style-name="T6">private class </text:span><text:span text:style-name="T10">DownloadImageAsyncTask </text:span><text:span text:style-name="T6">extends </text:span><text:span text:style-name="T10">AsyncTask&lt;String, Void, Bitmap&gt; {</text:span></text:p>
      <text:p text:style-name="P6"><text:s text:c="4"/><text:span text:style-name="T14">@Override</text:span></text:p>
      <text:p text:style-name="P6"><text:span text:style-name="T13"><text:s text:c="4"/></text:span><text:span text:style-name="T5">protected </text:span><text:span text:style-name="T7">Bitmap doInBackground(String... strings) {</text:span></text:p>
      <text:p text:style-name="P6"><text:s text:c="8"/><text:span text:style-name="T20">// x</text:span><text:span text:style-name="T17">ử</text:span><text:span text:style-name="T19"> </text:span><text:span text:style-name="T20">lý background </text:span><text:span text:style-name="T17">ở</text:span><text:span text:style-name="T19"> </text:span><text:span text:style-name="T20">đây</text:span></text:p>
      <text:p text:style-name="P6"><text:s text:c="8"/><text:span text:style-name="T7">Bitmap bitmap = </text:span><text:span text:style-name="T5">null;</text:span></text:p>
      <text:p text:style-name="P6"><text:s text:c="8"/><text:span text:style-name="T5">return </text:span><text:span text:style-name="T7">bitmap;</text:span></text:p>
      <text:p text:style-name="P6"><text:s text:c="4"/><text:span text:style-name="T7">}</text:span></text:p>
      <text:p text:style-name="P6"><text:s text:c="4"/><text:span text:style-name="T14">@Override</text:span></text:p>
      <text:p text:style-name="P6"><text:span text:style-name="T13"><text:s text:c="4"/></text:span><text:span text:style-name="T5">protected void </text:span><text:span text:style-name="T7">onPostExecute(Bitmap bitmap) {</text:span></text:p>
      <text:p text:style-name="P6"><text:s text:c="8"/><text:span text:style-name="T5">super</text:span><text:span text:style-name="T7">.onPostExecute(bitmap);</text:span></text:p>
      <text:p text:style-name="P6"><text:s text:c="8"/><text:span text:style-name="T21">// cập nhật UI </text:span><text:span text:style-name="T18">ở</text:span><text:span text:style-name="T22"> </text:span><text:span text:style-name="T21">đây</text:span></text:p>
      <text:p text:style-name="P6"><text:s text:c="4"/><text:span text:style-name="T7">}</text:span></text:p>
      <text:p text:style-name="P8">}</text:p>
      <text:p text:style-name="P5"/>
      <text:p text:style-name="P3">HandlerThread</text:p>
      <text:p text:style-name="P3"/>
      <text:p text:style-name="P3">ThreadPoolExec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43:46.210383001</meta:creation-date>
    <dc:date>2017-08-02T11:59:50.525205328</dc:date>
    <meta:editing-duration>PT15M58S</meta:editing-duration>
    <meta:editing-cycles>12</meta:editing-cycles>
    <meta:generator>LibreOffice/5.2.2.2$Linux_X86_64 LibreOffice_project/20m0$Build-2</meta:generator>
    <meta:document-statistic meta:table-count="0" meta:image-count="0" meta:object-count="0" meta:page-count="1" meta:paragraph-count="21" meta:word-count="305" meta:character-count="1778" meta:non-whitespace-character-count="1430"/>
  </office:meta>
</office:document-meta>
</file>